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5.75pt" style:font-size-complex="18pt"/>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style="italic" fo:font-weight="bold" style:font-size-asian="10.5pt" style:font-style-asian="italic" style:font-weight-asian="bold" style:font-size-complex="12pt" style:font-style-complex="italic" style:font-weight-complex="bold"/>
    </style:style>
    <style:style style:name="P4" style:family="paragraph" style:parent-style-name="Standard">
      <style:paragraph-properties fo:text-align="start" style:justify-single-word="false" fo:break-before="page"/>
      <style:text-properties fo:font-size="12pt" fo:font-weight="bold" style:font-size-asian="10.5pt" style:font-weight-asian="bold" style:font-size-complex="12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MtG Card Explorer</text:p>
      <text:p text:style-name="P1"/>
      <text:p text:style-name="P1">Christopher Done</text:p>
      <text:p text:style-name="P1">William Richardson</text:p>
      <text:p text:style-name="P1">Matthew Swinney</text:p>
      <text:p text:style-name="P4">Description</text:p>
      <text:p text:style-name="P2"><text:span text:style-name="T1"><text:tab/>MtG Card Explorer is a utility for players of the card game Magic: the Gathering that allows them to keep track of their collections and plan out their decks. (We used MySQL and Python to implement it.) Users can have collections and decks; decks have names and an “owner” user.</text:span></text:p>
      <text:p text:style-name="P2"><text:span text:style-name="T1"/></text:p>
      <text:p text:style-name="P2"><text:span text:style-name="T1"><text:tab/>Standard users are allowed to add and remove cards from their collections, and to create and remove their own decks. They can only view their own collections and decks, however.</text:span></text:p>
      <text:p text:style-name="P2"><text:span text:style-name="T1"><text:tab/>Admins are allowed to add and remove cards from the database itself (useful when a new set comes out!). They can view the collections and decks of any user, and also modify any user's data (collections and decks), as well as add and delete users themselves.</text:span></text:p>
      <text:p text:style-name="P2"><text:span text:style-name="T1"/></text:p>
      <text:p text:style-name="P2"><text:span text:style-name="T1"><text:tab/></text:span><text:span text:style-name="T4">The Card Table</text:span></text:p>
      <text:p text:style-name="P2"><text:span text:style-name="T6"><text:tab/>name: The name of the card.</text:span></text:p>
      <text:p text:style-name="P2"><text:span text:style-name="T6"><text:tab/>ed_index: So named because it was originally a numerical index; this was later changed to a unique three-character set abbreviation (Coldsnap becomes CSP, Planeshift becomes PLS, et cetera). Note that these abbreviations were not created by our team; they're standardized within the Magic community.</text:span></text:p>
      <text:p text:style-name="P2"><text:span text:style-name="T6"><text:tab/>cost_[color]: Mana in Magic comes in five colors: red, green, blue, white, and black. A value greater than zero in any of these columns indicates that the card costs that many of that specific color of mana.</text:span></text:p>
      <text:p text:style-name="P2"><text:span text:style-name="T6"><text:tab/>cost_colorless: “Colorless” costs, represented on the cards by a number in a grey circle, can be paid with any color of mana. A value greater than zero in this column indicates that the card has a colorless cost that great.</text:span></text:p>
      <text:p text:style-name="P2"><text:span text:style-name="T6"><text:tab/>var_colorless: Some cards have a colorless cost of X, which means you can pay it with as much mana as you want (generally, gaining some sort of benefit for paying more). A value of true in this column indicates that the card has a variable colorless cost (an X) in its cost.</text:span></text:p>
      <text:p text:style-name="P2"><text:span text:style-name="T6"><text:tab/></text:span><text:span text:style-name="T4">Note on costs:</text:span><text:span text:style-name="T6"> A card may have multiple types of costs (for example, two colorless mana, three red mana, and a variable colorless, denoted in community terminology as 2RRRX). This would simply be represented in our database as cost_colorless 2, cost_red 3, var_colorless true, and all other colored cost columns 0.</text:span></text:p>
      <text:p text:style-name="P2"><text:span text:style-name="T6"><text:tab/>var_special/cost_special: Magic is a card game that's been running for over twenty years. There are insane edge cases everywhere, if you look hard enough. That's the purpose of these columns: obscure things we didn't think of, or new mechanics in future sets.</text:span></text:p>
      <text:p text:style-name="P2"><text:span text:style-name="T6"><text:tab/>mainType: The basic type of the card (creature, artifact, enchantment, instant spell, land...)</text:span></text:p>
      <text:p text:style-name="P2"><text:span text:style-name="T6"><text:tab/>subType: The secondary type of the card (goblin/orc, shield/sword, mountains/plains...)</text:span></text:p>
      <text:p text:style-name="P2"><text:span text:style-name="T6"><text:tab/>effect: The rules text. This is what you do when you play the card.</text:span></text:p>
      <text:p text:style-name="P2"><text:span text:style-name="T6"><text:tab/>rarity: The rarity. Currently, these are Common, Uncommon, Rare, and Mythic Rare, though Mythic Rare did not exist until the set Shards of Alara in 2008. Some sets also include Basic Land as a rarity, but since all cards with this rarity are all identical except for their art, we decided there wasn't much point to including them in our database.</text:span></text:p>
      <text:p text:style-name="P2"><text:span text:style-name="T6"><text:tab/>attack: Officially called “power”.</text:span></text:p>
      <text:p text:style-name="P2"><text:span text:style-name="T6"><text:tab/>defense: Officially called “toughness”.</text:span></text:p>
      <text:p text:style-name="P2"><text:span text:style-name="T6"/></text:p>
      <text:p text:style-name="P2"><text:span text:style-name="T6"><text:tab/></text:span><text:span text:style-name="T4">The Edition Table</text:span></text:p>
      <text:p text:style-name="P2"><text:span text:style-name="T6"><text:tab/>ed_index: See above.</text:span></text:p>
      <text:p text:style-name="P2"><text:span text:style-name="T6"><text:tab/>full_name: Full string name of the set. For the set Coldsnap, for example, the community abbreviation is CSP, which would be its ed_index. Its full_name would be Coldsnap.</text:span></text:p>
      <text:p text:style-name="P2"><text:span text:style-name="T6"><text:tab/>cycle and block: Yet another overly-complicated column to handle old sets. From Tempest through Prophecy (1997 through 2000), all sets released had different cycle and block names-- for </text:span><text:soft-page-break/><text:span text:style-name="T6">example, the three sets Tempest, Stronghold, and Exodus are known as either the Rath Cycle or the Tempest Block. (Both names refer to the same set of cards, though.) In modern Magic, the names of blocks and cycles are the same, but we kept the data as two columns to preserve this early divergence.</text:span></text:p>
      <text:p text:style-name="P2"><text:span text:style-name="T6"><text:tab/>dev_name: The developers' name for the set before release. These are often themed within a given block-- for example, the Scars of Mirrodin block consisted of three sets, codenamed “Lights”, “Camera”, and “Action” respectively.</text:span></text:p>
      <text:p text:style-name="P2"><text:span text:style-name="T6"><text:tab/>year: Finally, something simple. The year the set was released. Luckily, there is not yet a set with an ambiguous year of release. Yet.</text:span></text:p>
      <text:p text:style-name="P2"><text:span text:style-name="T6"/></text:p>
      <text:p text:style-name="P2"><text:span text:style-name="T6"><text:tab/></text:span><text:span text:style-name="T4">Other notes</text:span></text:p>
      <text:p text:style-name="P2"><text:span text:style-name="T4"><text:tab/>How do the deck and cards_owned relations work?</text:span><text:span text:style-name="T6"> A user's collection is represented in the database by one row for each type of card they possess. The number field of this row is updated to reflect how many of this card they possess (and can obviously not be less than one). The deck relation works similarly, only instead of being attached directly to a player, each unique card is attached to a deck ID, which is then attached via owned_decks to a name and user.</text:span></text:p>
      <text:p text:style-name="P2"><text:span text:style-name="T4"><text:tab/>Why isn't ed_index a foreign key in deck?</text:span><text:span text:style-name="T6"> In Magic decks, players are allowed a maximum of four of any one card (except for basic lands). Cards with identical names are treated as identical for this purpose. In real life, you can have two of an old printing and two of a new printing, or all four from either printing, and it makes no difference: you're only allowed four. So, we default to whatever the most recent printing is, and cache this in the relation. This choice of the most recent printing isn't just arbitrary on our part: in organized Magic play, all cards are always treated as having the text of their most recent printing. (This is generally to reflect errata or clarifications made between reprints.)</text:span></text:p>
      <text:p text:style-name="P2"><text:span text:style-name="T6"/></text:p>
      <text:p text:style-name="P2"><text:span text:style-name="T5">Analysis</text:span></text:p>
      <text:p text:style-name="P2"><text:span text:style-name="T6"><text:tab/>Is our database BCNF?</text:span></text:p>
      <text:p text:style-name="P2"><text:span text:style-name="T6"><text:tab/>card obviously is; name and edition determine all other information about the card. (The reason to include edition here is that the card text often changes when a card is reprinted.) users and edition follow similarly; knowing the ID of a user or edition tells you everything about both. cards_owned and owned_decks are as well, since they exist only to link other entity sets. Finally, deck is as well, since the ID and card name together identify any tuple and are thus a superkey; no other functional dependencies exist within this relation.</text:span></text:p>
      <text:p text:style-name="P2"><text:span text:style-name="T6"/></text:p>
      <text:p text:style-name="P2">Wishlist</text:p>
      <text:p text:style-name="P2"><text:span text:style-name="T1"><text:tab/>The ability to search for cards by more than just their name would have been relatively easy to implement from the database; the only reason we didn't had far more to do with time constraints and GUI design than actual difficulty of the task.</text:span></text:p>
      <text:p text:style-name="P2"><text:span text:style-name="T1"><text:tab/>I personally would have liked to have spent a little more time on the database's design rather than charging ahead blindly, but we waited until the class started to cover 3NF and BCNF before starting in earnest, fearing that if we didn't, we'd end up having to scrap our entire database and start from scratch if it didn't meet at least the lesser of the standards.</text:span></text:p>
      <text:p text:style-name="P2"/>
      <text:p text:style-name="P2">Login Information</text:p>
      <text:p text:style-name="P2"/>
      <text:p text:style-name="P2"><text:span text:style-name="T1"><text:tab/>Username: _______________</text:span></text:p>
      <text:p text:style-name="P2"><text:span text:style-name="T1"/></text:p>
      <text:p text:style-name="P2"><text:span text:style-name="T1"><text:tab/>Password: _______________</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5-07T12:19:13.87</meta:creation-date>
    <dc:date>2013-05-07T14:25:10.32</dc:date>
    <meta:editing-duration>PT1H34M40S</meta:editing-duration>
    <meta:editing-cycles>10</meta:editing-cycles>
    <meta:generator>LibreOffice/3.3$Win32 LibreOffice_project/330m19$Build-202</meta:generator>
    <meta:print-date>2013-05-07T14:24:04.72</meta:print-date>
    <meta:document-statistic meta:table-count="0" meta:image-count="0" meta:object-count="0" meta:page-count="3" meta:paragraph-count="40" meta:word-count="1126" meta:character-count="6606"/>
  </office:meta>
</office:document-meta>
</file>